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iberation Serif" fo:font-size="12pt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.049cm" fo:margin-bottom="0cm" style:contextual-spacing="false" fo:line-height="0.365cm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&quot;en_US&quot;)&gt;">set lang</text:text-input></text:p>
      <text:p text:style-name="P2"><text:placeholder text:placeholder-type="text">&lt;setLang("en_US"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03-09T18:07:03.107628121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5" meta:character-count="28" meta:non-whitespace-character-count="27"/>
  </office:meta>
</office:document-meta>
</file>